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SecurityGenerator.gener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InternalCallbackHandler.InternalCallbackHandler( String userid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CallbackHandler.handle( Callback [ ] callbac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